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DE</text:p>
      <text:table-of-content text:style-name="Sect1" text:protected="true" text:name="Índice de contenido1">
        <text:table-of-content-source text:outline-level="2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">Introduction<text:tab/>1</text:p>
          <text:p text:style-name="P2">Functionality<text:tab/>1</text:p>
          <text:p text:style-name="P2">Requisites<text:tab/>1</text:p>
        </text:index-body>
      </text:table-of-content>
      <text:h text:style-name="Heading_20_1" text:outline-level="1">Introduction</text:h>
      <text:p text:style-name="Text_20_body">This is a brief description of an IDE designed to be used with the Z80-Pascal compiler.</text:p>
      <text:p text:style-name="Text_20_body">Initially, it will be a simple text editor with syntax highlighting, but complete version should help to create, edit, compile and test Pascal programs.</text:p>
      <text:h text:style-name="Heading_20_1" text:outline-level="1">Functionality</text:h>
      <text:p text:style-name="Text_20_body">The goals for version 1.0 are:</text:p>
      <text:list text:style-name="L1">
        <text:list-item>
          <text:p text:style-name="P1">Complete syntax highlighting. <text:s/>Should be configurable with different color schemes.</text:p>
        </text:list-item>
        <text:list-item>
          <text:p text:style-name="P1">Code completion. <text:s/>That is, suggest functions, procedures, variables... as they're written.</text:p>
        </text:list-item>
        <text:list-item>
          <text:p text:style-name="P1">Compile and check syntax errors. <text:s/>Assembling and linking are desirable. <text:s/>Note that compiler version 1.0 will create Assembler sources not binary files, so the assembler must be configurable.</text:p>
        </text:list-item>
        <text:list-item>
          <text:p text:style-name="P1">Binary-to-Pascal utility. <text:s/>That is, a way to translate a binary file to a Pascal ARRAY and insert it somewhere in the sources.</text:p>
        </text:list-item>
        <text:list-item>
          <text:p text:style-name="P1">Keep track of all units used by a program. <text:s/>That includes to search text in any Pascal file used by the program.</text:p>
        </text:list-item>
        <text:list-item>
          <text:p text:style-name="P1">Configurable as it's allowed: <text:s/>color schemes, compiler options, default behavior, ...</text:p>
        </text:list-item>
      </text:list>
      <text:h text:style-name="Heading_20_1" text:outline-level="1">Requisites</text:h>
      <text:p text:style-name="Text_20_body">The IDE must run on different platforms so no platform-dependent stuff can be us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20T15:51:38</meta:creation-date>
    <dc:date>2009-01-20T16:17:40</dc:date>
    <meta:editing-cycles>10</meta:editing-cycles>
    <meta:editing-duration>PT24M49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1" meta:paragraph-count="18" meta:word-count="180" meta:character-count="1136"/>
  </office:meta>
</office:document-meta>
</file>